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c0c0c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5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151600" dr3d:specular-color="#000000" dr3d:shininess="1%" dr3d:shadow="hidden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d320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5" style:family="graphic" style:parent-style-name="objectwithoutfill">
      <style:graphic-properties svg:stroke-color="#c0c0c0" draw:fill="gradient" draw:fill-color="#c0c0c0" draw:fill-gradient-name="Gradient_20_8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3d:scene draw:style-name="gr1" svg:width="9.165cm" svg:height="4.511cm" svg:x="3.972cm" svg:y="8.501cm" dr3d:transform="matrix (0.25103115015534 -0.608212780875264 0.75303424545745 -0.264278307847043 -0.791453097522053 -0.551143330200283 0.931203703629438 -0.0606564720597481 -0.359416825905623 -8.44215328318251cm -2.84189074111742cm -11.1012165526661cm)" dr3d:vrp="(0 0 13638.5714285714)" dr3d:vpn="(0 0 4288.57142857143)" dr3d:projection="perspective" dr3d:distance="9.35cm" dr3d:focal-length="10cm" dr3d:shadow-slant="0" dr3d:shade-mode="gouraud" dr3d:ambient-color="#666666" dr3d:lighting-mode="false">
              <dr3d:light dr3d:diffuse-color="#c0c0c0" dr3d:direction="(0.188964651585058 0.975397717322324 -0.113541417525661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2" draw:layer="layout" svg:viewBox="9000 -12000 1500 1500" svg:d="m9750-12000-77 4-74 11-72 19-69 25-65 32-62 37-58 43-53 49-49 53-43 58-37 62-32 65-25 69-19 72-11 74-4 77 4 77 11 74 19 72 25 69 32 65 37 62 43 58 49 53 53 49 58 43 62 37 65 32 69 25 72 19 74 11 77 4 77-4 74-11 72-19 69-25 65-32 62-37 58-43 53-49 49-53 43-58 37-62 32-65 25-69 19-72 11-74 4-77-4-77-11-74-19-72-25-69-32-65-37-62-43-58-49-53-53-49-58-43-62-37-65-32-69-25-72-19-74-11z"/>
            </dr3d:scene>
            <dr3d:scene draw:style-name="gr3" svg:width="5.363cm" svg:height="5.143cm" svg:x="1.843cm" svg:y="7.911cm" dr3d:transform="matrix (0.466012020329097 0.636845055236387 -0.614215900583632 0.386640031950583 0.477834091593679 0.788786451838584 0.795828048388622 -0.605064423455729 -0.0235533620984802 4.02048233423388cm 4.67988934157758cm 17.8396060066382cm)" dr3d:vrp="(0 0 4638.57142857143)" dr3d:vpn="(0 0 4288.57142857143)" dr3d:projection="perspective" dr3d:distance="0.35cm" dr3d:focal-length="10cm" dr3d:shadow-slant="0" dr3d:shade-mode="gouraud" dr3d:ambient-color="#666666" dr3d:lighting-mode="false">
              <dr3d:light dr3d:diffuse-color="#cccccc" dr3d:direction="(-0.453253855131323 0.0569435291876193 0.889560777739358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4" draw:layer="layout" dr3d:transform="matrix (0.90947233193914 -0.0903065671298915 -0.405838393169556 -0.0581585266145176 0.938895523373953 -0.339253271127091 0.41167664886324 0.332144426600302 0.848647404202231 -0.616249973863609cm -0.6146471745847cm -3.71579781906775cm)" svg:viewBox="5000 -19000 1500 1500" svg:d="m5750-19000-77 4-74 11-72 19-69 25-65 32-62 37-58 43-53 49-49 53-43 58-37 62-32 65-25 69-19 72-11 74-4 77 4 77 11 74 19 72 25 69 32 65 37 62 43 58 49 53 53 49 58 43 62 37 65 32 69 25 72 19 74 11 77 4 77-4 74-11 72-19 69-25 65-32 62-37 58-43 53-49 49-53 43-58 37-62 32-65 25-69 19-72 11-74 4-77-4-77-11-74-19-72-25-69-32-65-37-62-43-58-49-53-53-49-58-43-62-37-65-32-69-25-72-19-74-11z"/>
            </dr3d:scene>
          </draw:g>
          <draw:path draw:style-name="gr5" draw:text-style-name="P1" draw:layer="layout" svg:width="5.999cm" svg:height="0.513cm" draw:transform="rotate (1.5707963267946) translate (4.11550948204898cm 8.87400000000046cm)" svg:viewBox="0 0 6000 514" svg:d="m0 8746c0 0 656-419 1000-500s771 301 1104 301 706-211 1039-211 609 114 942 114 571-285 915-204 1000 500 1000 500c0 0-673-248-1006-248s-661 248-994 248-621-264-954-264-713 264-1046 264c-235-12-869-292-967-280-333 0-1033 280-1033 28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808080" draw:end-color="#b3b3b3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axial" draw:start-color="#cccccc" draw:end-color="#b3b3b3" draw:start-intensity="100%" draw:end-intensity="100%" draw:angle="90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achim Simon</meta:initial-creator>
    <meta:creation-date>2009-10-03T08:33:35.33</meta:creation-date>
    <dc:date>2009-10-03T09:15:01.02</dc:date>
    <dc:creator>Joachim Simon</dc:creator>
    <meta:editing-duration>PT00H10M55S</meta:editing-duration>
    <meta:editing-cycles>1</meta:editing-cycles>
    <meta:document-statistic meta:object-count="7"/>
    <meta:generator>OpenOffice.org/3.1$Win32 OpenOffice.org_project/310m19$Build-9420</meta:generator>
  </office:meta>
</office:document-meta>
</file>